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10000035E3DEFF007B2D038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3602in" svg:height="6.3382in" draw:z-index="0"><draw:image xlink:href="Pictures/10000201000003610000035E3DEFF007B2D038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4:13:44.401700301</meta:creation-date>
    <dc:date>2017-09-20T14:14:36.309228064</dc:date>
    <meta:editing-duration>PT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